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mam, şimdi bendenotvar’ı hem projeyi hem teknolojileri hem de kendi sunucunda çalışacak şekilde tam bir yazı hâline getiriyorum:</text:p>
      <text:p text:style-name="Standard"/>
      <text:p text:style-name="Standard"/>
      <text:p text:style-name="Standard">---</text:p>
      <text:p text:style-name="Standard"/>
      <text:p text:style-name="Standard">bendenotvar – Üniversite Öğrencileri İçin Kampüs İçi Paylaşım Platformu</text:p>
      <text:p text:style-name="Standard"/>
      <text:p text:style-name="Standard">Proje Amacı:</text:p>
      <text:p text:style-name="Standard">bendenotvar, Uludağ Üniversitesi öğrencilerinin ders notları, kitaplar, ekipman ve proje materyallerini güvenli ve hızlı bir şekilde birbirleriyle paylaşmasını sağlayan modern bir web platformudur. Öğrenciler, sadece üniversite maili ile giriş yaparak güvenli bir ortamda ilan oluşturabilir, aradıkları materyalleri bulabilir ve platform üzerinden doğrudan iletişime geçebilirler.</text:p>
      <text:p text:style-name="Standard"/>
      <text:p text:style-name="Standard"/>
      <text:p text:style-name="Standard">---</text:p>
      <text:p text:style-name="Standard"/>
      <text:p text:style-name="Standard">1. Giriş Sistemi</text:p>
      <text:p text:style-name="Standard"/>
      <text:p text:style-name="Standard">Sadece @ogr.uludag.edu.tr veya @uludag.edu.tr mail uzantısı ile kayıt olunabilir.</text:p>
      <text:p text:style-name="Standard"/>
      <text:p text:style-name="Standard">Şifreli giriş + mail doğrulama sistemi.</text:p>
      <text:p text:style-name="Standard"/>
      <text:p text:style-name="Standard">Kullanıcıya özel profil oluşturulur; isim, bölüm, fakülte ve eklenen ilanlar görüntülenebilir.</text:p>
      <text:p text:style-name="Standard"/>
      <text:p text:style-name="Standard"/>
      <text:p text:style-name="Standard"/>
      <text:p text:style-name="Standard">---</text:p>
      <text:p text:style-name="Standard"/>
      <text:p text:style-name="Standard">2. Ana Sayfa ve Arama</text:p>
      <text:p text:style-name="Standard"/>
      <text:p text:style-name="Standard">En güncel ilanlar kart formatında listelenir.</text:p>
      <text:p text:style-name="Standard"/>
      <text:p text:style-name="Standard">Arama çubuğu ile hızlı arama yapılabilir.</text:p>
      <text:p text:style-name="Standard"/>
      <text:p text:style-name="Standard">Filtreleme seçenekleri:</text:p>
      <text:p text:style-name="Standard"/>
      <text:p text:style-name="Standard">Kategori (Not, Kitap, Ekipman, PDF, Proje, Acil)</text:p>
      <text:p text:style-name="Standard"/>
      <text:p text:style-name="Standard">Fakülte / bölüm</text:p>
      <text:p text:style-name="Standard"/>
      <text:p text:style-name="Standard">Paylaşım tipi (Ödünç, Kalıcı, Dijital)</text:p>
      <text:p text:style-name="Standard"/>
      <text:p text:style-name="Standard"/>
      <text:p text:style-name="Standard"/>
      <text:p text:style-name="Standard"/>
      <text:p text:style-name="Standard">---</text:p>
      <text:p text:style-name="Standard"/>
      <text:p text:style-name="Standard">3. İlan Sistemi</text:p>
      <text:p text:style-name="Standard"/>
      <text:p text:style-name="Standard">Öğrenciler “+ İlan Ekle” butonu ile ilan oluşturabilir:</text:p>
      <text:p text:style-name="Standard"/>
      <text:p text:style-name="Standard"><text:soft-page-break/>Başlık ve açıklama</text:p>
      <text:p text:style-name="Standard"/>
      <text:p text:style-name="Standard">Kategori ve ders/fakülte seçimi</text:p>
      <text:p text:style-name="Standard"/>
      <text:p text:style-name="Standard">Paylaşım tipi (PDF gönderirim, elden ödünç, kalıcı)</text:p>
      <text:p text:style-name="Standard"/>
      <text:p text:style-name="Standard">Teslim konumu veya dijital paylaşım</text:p>
      <text:p text:style-name="Standard"/>
      <text:p text:style-name="Standard">Dosya yükleme (PDF / fotoğraf)</text:p>
      <text:p text:style-name="Standard"/>
      <text:p text:style-name="Standard">Mesajlaşma veya opsiyonel WhatsApp linki ile iletişim</text:p>
      <text:p text:style-name="Standard"/>
      <text:p text:style-name="Standard"/>
      <text:p text:style-name="Standard">İlanlar listeleme ve filtreleme sistemine otomatik eklenir.</text:p>
      <text:p text:style-name="Standard"/>
      <text:p text:style-name="Standard"/>
      <text:p text:style-name="Standard"/>
      <text:p text:style-name="Standard">---</text:p>
      <text:p text:style-name="Standard"/>
      <text:p text:style-name="Standard">4. Dahili Mesajlaşma Sistemi</text:p>
      <text:p text:style-name="Standard"/>
      <text:p text:style-name="Standard">Kullanıcılar ilan sahipleriyle platform üzerinden doğrudan iletişim kurabilir.</text:p>
      <text:p text:style-name="Standard"/>
      <text:p text:style-name="Standard">Mesajlar kronolojik ve okunma durumuna göre görüntülenir.</text:p>
      <text:p text:style-name="Standard"/>
      <text:p text:style-name="Standard">Mesajlar sadece alıcı ve gönderici tarafından görülebilir.</text:p>
      <text:p text:style-name="Standard"/>
      <text:p text:style-name="Standard">Realtime mesajlaşma opsiyonel olarak Socket.IO ile desteklenebilir.</text:p>
      <text:p text:style-name="Standard"/>
      <text:p text:style-name="Standard"/>
      <text:p text:style-name="Standard"/>
      <text:p text:style-name="Standard">---</text:p>
      <text:p text:style-name="Standard"/>
      <text:p text:style-name="Standard">5. Kullanıcı Profili</text:p>
      <text:p text:style-name="Standard"/>
      <text:p text:style-name="Standard">Profil sayfasında:</text:p>
      <text:p text:style-name="Standard"/>
      <text:p text:style-name="Standard">İsim, bölüm, fakülte</text:p>
      <text:p text:style-name="Standard"/>
      <text:p text:style-name="Standard">Eklenen ilanlar</text:p>
      <text:p text:style-name="Standard"/>
      <text:p text:style-name="Standard">Favori ilanlar</text:p>
      <text:p text:style-name="Standard"/>
      <text:p text:style-name="Standard"/>
      <text:p text:style-name="Standard">Kullanıcı ilanlarını düzenleyebilir veya silebilir.</text:p>
      <text:p text:style-name="Standard"/>
      <text:p text:style-name="Standard"/>
      <text:p text:style-name="Standard"/>
      <text:p text:style-name="Standard">---</text:p>
      <text:p text:style-name="Standard"/>
      <text:p text:style-name="Standard">6. Admin Paneli</text:p>
      <text:p text:style-name="Standard"/>
      <text:p text:style-name="Standard"><text:soft-page-break/>Kullanıcı yönetimi ve şüpheli ilan kontrolü</text:p>
      <text:p text:style-name="Standard"/>
      <text:p text:style-name="Standard">İlan silme ve raporlama</text:p>
      <text:p text:style-name="Standard"/>
      <text:p text:style-name="Standard">Kategori yönetimi</text:p>
      <text:p text:style-name="Standard"/>
      <text:p text:style-name="Standard"/>
      <text:p text:style-name="Standard"/>
      <text:p text:style-name="Standard">---</text:p>
      <text:p text:style-name="Standard"/>
      <text:p text:style-name="Standard">7. Teknik Altyapı ve Kullanılacak Teknolojiler</text:p>
      <text:p text:style-name="Standard"/>
      <text:p text:style-name="Standard">Katman<text:tab/>Teknoloji / Araç</text:p>
      <text:p text:style-name="Standard"/>
      <text:p text:style-name="Standard">Frontend<text:tab/>React.js + TailwindCSS</text:p>
      <text:p text:style-name="Standard">Backend<text:tab/>Node.js + Express</text:p>
      <text:p text:style-name="Standard">Database<text:tab/>PostgreSQL (Prisma ORM ile)</text:p>
      <text:p text:style-name="Standard">Dosya / PDF Depolama<text:tab/>Yerel disk veya Amazon S3/Firebase Storage</text:p>
      <text:p text:style-name="Standard">Realtime Mesajlaşma<text:tab/>Socket.IO (opsiyonel)</text:p>
      <text:p text:style-name="Standard">Kimlik Doğrulama<text:tab/>JWT + Mail doğrulama</text:p>
      <text:p text:style-name="Standard">Deployment / Hosting<text:tab/>VPS / Dedicated Server: Nginx reverse proxy ile Frontend + Backend, PostgreSQL DB, HTTPS Let’s Encrypt ile güvenlik</text:p>
      <text:p text:style-name="Standard"/>
      <text:p text:style-name="Standard"/>
      <text:p text:style-name="Standard"/>
      <text:p text:style-name="Standard">---</text:p>
      <text:p text:style-name="Standard"/>
      <text:p text:style-name="Standard">8. Sunucu ve Hosting Planı</text:p>
      <text:p text:style-name="Standard"/>
      <text:p text:style-name="Standard">Linux tabanlı VPS veya Dedicated Server (Ubuntu 22.04 LTS)</text:p>
      <text:p text:style-name="Standard"/>
      <text:p text:style-name="Standard">Önerilen başlangıç: 2 CPU, 4–8 GB RAM, 50–100 GB SSD</text:p>
      <text:p text:style-name="Standard"/>
      <text:p text:style-name="Standard">Backend Node.js + Express, Frontend React, Database PostgreSQL aynı makinede veya ayrı DB server’da</text:p>
      <text:p text:style-name="Standard"/>
      <text:p text:style-name="Standard">Nginx reverse proxy ile domain yönlendirme</text:p>
      <text:p text:style-name="Standard"/>
      <text:p text:style-name="Standard">PM2 veya Docker ile process yönetimi</text:p>
      <text:p text:style-name="Standard"/>
      <text:p text:style-name="Standard">Cron job ile günlük yedekleme</text:p>
      <text:p text:style-name="Standard"/>
      <text:p text:style-name="Standard"/>
      <text:p text:style-name="Standard"/>
      <text:p text:style-name="Standard">---</text:p>
      <text:p text:style-name="Standard"/>
      <text:p text:style-name="Standard">9. Kullanıcı Deneyimi</text:p>
      <text:p text:style-name="Standard"/>
      <text:p text:style-name="Standard">Modern ve mobil uyumlu tasarım</text:p>
      <text:p text:style-name="Standard"/>
      <text:p text:style-name="Standard">Kart tabanlı listeleme ile hızlı erişim</text:p>
      <text:p text:style-name="Standard"/>
      <text:p text:style-name="Standard"><text:soft-page-break/>Kategori filtreleme ve arama ile aranan materyale kolay ulaşım</text:p>
      <text:p text:style-name="Standard"/>
      <text:p text:style-name="Standard">Platform içi dahili chat ile gizli ve hızlı iletişim</text:p>
      <text:p text:style-name="Standard"/>
      <text:p text:style-name="Standard"/>
      <text:p text:style-name="Standard"/>
      <text:p text:style-name="Standard">---</text:p>
      <text:p text:style-name="Standard"/>
      <text:p text:style-name="Standard">10. Geliştirme Aşamaları</text:p>
      <text:p text:style-name="Standard"/>
      <text:p text:style-name="Standard">Sprint 1 – MVP:</text:p>
      <text:p text:style-name="Standard"/>
      <text:p text:style-name="Standard">Kullanıcı kayıt/giriş + mail doğrulama</text:p>
      <text:p text:style-name="Standard"/>
      <text:p text:style-name="Standard">İlan ekleme, listeleme, filtreleme</text:p>
      <text:p text:style-name="Standard"/>
      <text:p text:style-name="Standard">Dahili mesajlaşma</text:p>
      <text:p text:style-name="Standard"/>
      <text:p text:style-name="Standard"/>
      <text:p text:style-name="Standard">Sprint 2:</text:p>
      <text:p text:style-name="Standard"/>
      <text:p text:style-name="Standard">Profil sayfası ve favoriler</text:p>
      <text:p text:style-name="Standard"/>
      <text:p text:style-name="Standard">İlan düzenleme/silme</text:p>
      <text:p text:style-name="Standard"/>
      <text:p text:style-name="Standard"/>
      <text:p text:style-name="Standard">Sprint 3:</text:p>
      <text:p text:style-name="Standard"/>
      <text:p text:style-name="Standard">Admin paneli</text:p>
      <text:p text:style-name="Standard"/>
      <text:p text:style-name="Standard">Gelişmiş mesajlaşma ve bildirim sistemi</text:p>
      <text:p text:style-name="Standard"/>
      <text:p text:style-name="Standard"/>
      <text:p text:style-name="Standard">Sprint 4:</text:p>
      <text:p text:style-name="Standard"/>
      <text:p text:style-name="Standard">Mobil uyum</text:p>
      <text:p text:style-name="Standard"/>
      <text:p text:style-name="Standard">Analitik ve istatistikler</text:p>
      <text:p text:style-name="Standard"/>
      <text:p text:style-name="Standard">Gelişmiş filtreleme ve arama</text:p>
      <text:p text:style-name="Standard"/>
      <text:p text:style-name="Standard"/>
      <text:p text:style-name="Standard"/>
      <text:p text:style-name="Standard">---</text:p>
      <text:p text:style-name="Standard"/>
      <text:p text:style-name="Standard">11. Neden bendenotvar?</text:p>
      <text:p text:style-name="Standard"/>
      <text:p text:style-name="Standard">Sadece Uludağ öğrencilerine özel, güvenli ve hızlı platform</text:p>
      <text:p text:style-name="Standard"/>
      <text:p text:style-name="Standard">Kitap, not, ekipman ve proje materyallerini tek noktadan bulma</text:p>
      <text:p text:style-name="Standard"/>
      <text:p text:style-name="Standard">Dahili mesajlaşma ile gizlilik ve hızlı iletişim</text:p>
      <text:p text:style-name="Standard"><text:soft-page-break/></text:p>
      <text:p text:style-name="Standard">Kampüs içi paylaşımı modern ve kullanışlı bir şekilde yönetiyor</text:p>
      <text:p text:style-name="Standard"/>
      <text:p text:style-name="Standard"/>
      <text:p text:style-name="Standard">Bu üç başlık, backend geliştirme sürecine başlarken size sağlam bir yol haritası sunacaktır:</text:p>
      <text:p text:style-name="Standard"><text:s/>* Veritabanı Şeması (PostgreSQL): Platformun temel veri yapısı.</text:p>
      <text:p text:style-name="Standard"><text:s/>* Temel API Uç Noktaları (Node.js/Express): Frontend'in (React) backend ile iletişim kuracağı yollar.</text:p>
      <text:p text:style-name="Standard"><text:s/>* Dahili Mesajlaşma Akışı: Gerçek zamanlı (realtime) iletişimin mantıksal aşamaları.</text:p>
      <text:p text:style-name="Standard">1. Veritabanı Şeması (PostgreSQL ile Prisma ORM)</text:p>
      <text:p text:style-name="Standard">Aşağıda, platformun ana işlevlerini destekleyecek temel tablolar ve aralarındaki ilişkiler yer almaktadır:</text:p>
      <text:p text:style-name="Standard">| Tablo Adı | Temel Sütunlar | Açıklama | İlişkiler |</text:p>
      <text:p text:style-name="Standard">|---|---|---|---|</text:p>
      <text:p text:style-name="Standard">| User | id (PK), email (UNIQUE), password (hashed), firstName, lastName, department, faculty, isVerified (mail doğrulama), role (user/admin), createdAt | Kullanıcı kaydı ve temel profili. | 1:N \rightarrow Ad |</text:p>
      <text:p text:style-name="Standard">| Ad (İlan) | id (PK), userId (FK), title, description, category (Not, Kitap, Ekipman...), shareType (Ödünç, Kalıcı...), fileUrl (PDF/Görsel), status (Aktif/Kapalı), locationDetails, createdAt | Öğrencinin eklediği ilan. | N:1 \rightarrow User&lt;br&gt;1:N \rightarrow Favorite&lt;br&gt;1:N \rightarrow Conversation (Başlatan ilan) |</text:p>
      <text:p text:style-name="Standard">| Category | id (PK), name | İlanların sınıflandırıldığı kategoriler. | 1:N \rightarrow Ad |</text:p>
      <text:p text:style-name="Standard">| Favorite | id (PK), userId (FK), adId (FK) | Kullanıcının favorilediği ilanlar. | N:1 \rightarrow User&lt;br&gt;N:1 \rightarrow Ad |</text:p>
      <text:p text:style-name="Standard">| Conversation | id (PK), adId (FK), starterId (FK), recipientId (FK), lastMessageTime, status | İki kullanıcı arasındaki mesajlaşma odası. | N:1 \rightarrow Ad&lt;br&gt;N:1 \rightarrow User (Başlatan)&lt;br&gt;N:1 \rightarrow User (Alan)&lt;br&gt;1:N \rightarrow Message |</text:p>
      <text:p text:style-name="Standard">| Message | id (PK), conversationId (FK), senderId (FK), content, isRead, createdAt | İletişim odası içindeki tekil mesajlar. | N:1 \rightarrow Conversation&lt;br&gt;N:1 \rightarrow User (Gönderen) |</text:p>
      <text:p text:style-name="Standard">2. Temel API Uç Noktaları (RESTful)</text:p>
      <text:p text:style-name="Standard">JWT ile güvenliği sağlanacak ve tüm uç noktalar, yetkilendirme (authorization) gerektirecektir (giriş yapmış kullanıcılar için).</text:p>
      <text:p text:style-name="Standard">| Metot | Uç Nokta | Açıklama | Gereken Yetkilendirme |</text:p>
      <text:p text:style-name="Standard">|---|---|---|---|</text:p>
      <text:p text:style-name="Standard">| POST | /api/auth/register | Yeni kullanıcı kaydı ve doğrulama maili gönderimi. | Yok |</text:p>
      <text:p text:style-name="Standard">| POST | /api/auth/verify/:token | Mail doğrulama token'ı ile hesabı aktif etme. | Yok |</text:p>
      <text:p text:style-name="Standard">| POST | /api/auth/login | Giriş ve JWT (JSON Web Token) döndürme. | Yok |</text:p>
      <text:p text:style-name="Standard">| GET | /api/user/profile | Giriş yapan kullanıcının profil bilgilerini çekme. | Gerekli |</text:p>
      <text:p text:style-name="Standard">| PUT | /api/user/profile | Kullanıcı profil bilgilerini güncelleme. | Gerekli |</text:p>
      <text:p text:style-name="Standard">| POST | /api/ads | Yeni bir ilan oluşturma (Resim/Dosya yükleme dahil). | Gerekli |</text:p>
      <text:p text:style-name="Standard">| GET | /api/ads | Tüm ilanları listeleme (Filtreleme ve arama query parametreleri ile). | Yok (Giriş yapmadan da görülebilir) |</text:p>
      <text:p text:style-name="Standard">| GET | /api/ads/:id | Tek bir ilanın detaylarını çekme. | Yok |</text:p>
      <text:p text:style-name="Standard">| PUT | /api/ads/:id | Mevcut bir ilanı güncelleme. | Gerekli (İlan sahibi olmalı) |</text:p>
      <text:p text:style-name="Standard">| DELETE | /api/ads/:id | Mevcut bir ilanı silme. | Gerekli (İlan sahibi olmalı) |</text:p>
      <text:p text:style-name="Standard">| POST | /api/favorites/:adId | İlanı favorilere ekleme/çıkarma. | Gerekli |</text:p>
      <text:p text:style-name="Standard">| GET | /api/favorites | Kullanıcının favorilediği ilanları listeleme. | Gerekli |</text:p>
      <text:p text:style-name="Standard">| GET | /api/conversations | Kullanıcının tüm mesajlaşma odalarını listeleme. | Gerekli |</text:p>
      <text:p text:style-name="Standard">| GET | /api/conversations/:id/messages | Belirli bir konuşmadaki tüm mesajları çekme. | Gerekli |</text:p>
      <text:p text:style-name="Standard">| POST | /api/messages | Yeni mesaj gönderme (Dahili Mesajlaşma Sistemi için). | Gerekli |</text:p>
      <text:p text:style-name="Standard">3. Dahili Mesajlaşma Akışı (Socket.IO Opsiyonel)</text:p>
      <text:p text:style-name="Standard"><text:soft-page-break/>Mesajlaşma, platformun en kritik özelliklerinden biri olduğu için iki aşamalı bir yaklaşımla ele alınabilir:</text:p>
      <text:p text:style-name="Standard">A. Konuşma Başlatma (REST)</text:p>
      <text:p text:style-name="Standard"><text:s/>* Kullanıcı A (İlanı gören), Kullanıcı B'nin (İlan sahibi) ilanı üzerinden "Mesaj Gönder" butonuna tıklar.</text:p>
      <text:p text:style-name="Standard"><text:s/>* Frontend, POST /api/messages uç noktasına (veya özel bir /api/conversations ucuna) adId ve ilk mesaj içeriğini gönderir.</text:p>
      <text:p text:style-name="Standard"><text:s/>* Backend (Node.js):</text:p>
      <text:p text:style-name="Standard"><text:s text:c="3"/>* Bu adId ve starterId (A) arasında daha önce bir Conversation tablosu kaydı olup olmadığını kontrol eder.</text:p>
      <text:p text:style-name="Standard"><text:s text:c="3"/>* Eğer yoksa, yeni bir Conversation kaydı oluşturur (starterId: A, recipientId: B, adId: ilgili ilan).</text:p>
      <text:p text:style-name="Standard"><text:s text:c="3"/>* İlk mesajı Message tablosuna kaydeder.</text:p>
      <text:p text:style-name="Standard"><text:s text:c="3"/>* Frontend'e yeni oluşturulan conversationId'yi döner.</text:p>
      <text:p text:style-name="Standard">B. Gerçek Zamanlı Mesajlaşma (Socket.IO)</text:p>
      <text:p text:style-name="Standard">Bu aşama, mesajların anında (realtime) gelmesi için idealdir.</text:p>
      <text:p text:style-name="Standard"><text:s/>* Bağlantı Kurulumu: Her iki kullanıcı da sohbet ekranını açtığında, kullanıcı JWT'si ile Socket.IO sunucusuna bağlanır. Sunucu, kullanıcıyı yetkilendirir ve kullanıcının tüm conversationId'lerine (odalarına) abone eder.</text:p>
      <text:p text:style-name="Standard"><text:s/>* Mesaj Gönderimi:</text:p>
      <text:p text:style-name="Standard"><text:s text:c="3"/>* Kullanıcı A, POST /api/messages uç noktasına (veya doğrudan Socket.IO üzerinden) yeni bir mesaj gönderir.</text:p>
      <text:p text:style-name="Standard"><text:s text:c="3"/>* Backend (Node.js): Mesajı PostgreSQL'e kaydeder.</text:p>
      <text:p text:style-name="Standard"><text:s text:c="3"/>* Socket.IO Sunucusu: Yeni mesajı, ilgili conversationId odasına bağlı olan tüm istemcilere (yani Kullanıcı A ve B'ye) yayımlar (emit).</text:p>
      <text:p text:style-name="Standard"><text:s/>* Okundu Bilgisi: Kullanıcı B mesajı aldığında, "Okundu" bilgisini Socket.IO veya bir PUT API ucu ile backend'e gönderir. Backend, Message tablosundaki ilgili kaydı günceller (isRead: true).</text:p>
      <text:p text:style-name="Standard">Bu plan ile hem veri bütünlüğünü (REST ve DB), hem de modern bir kullanıcı deneyimini (Socket.IO) sağlamış olursunuz. Backend geliştirmeye hazırsınız!</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6T05:58:39.134529600</meta:creation-date>
    <dc:date>2025-10-06T05:58:58.287991800</dc:date>
    <meta:editing-duration>PT20S</meta:editing-duration>
    <meta:editing-cycles>1</meta:editing-cycles>
    <meta:generator>LibreOffice/25.8.1.1$Windows_X86_64 LibreOffice_project/54047653041915e595ad4e45cccea684809c77b5</meta:generator>
    <meta:document-statistic meta:table-count="0" meta:image-count="0" meta:object-count="0" meta:page-count="6" meta:paragraph-count="144" meta:word-count="1219" meta:character-count="8544" meta:non-whitespace-character-count="7447"/>
  </office:meta>
</office:document-meta>
</file>